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5ea" officeooo:paragraph-rsid="0015c5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zure Policies Cheat Sheet</text:p>
      <text:p text:style-name="P1"/>
      <text:p text:style-name="P1"><text:tab/>Azure Policy enforce organizational standards and to assess compliance at-scale</text:p>
      <text:p text:style-name="P1"><text:tab/><text:tab/>Policies do not restrict access, they only observe for compliance </text:p>
      <text:p text:style-name="P1"><text:tab/>Once a policy is assigned it will evaluate for the compliance state periodically</text:p>
      <text:p text:style-name="P1"><text:tab/>The rules of a policy are described in a JSON file and is known as a policy definition</text:p>
      <text:p text:style-name="P1"><text:tab/>Policy definition can be grouped together which is known as a policy initiative (formally known as a policy set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6:33:29.262250603</meta:creation-date>
    <dc:date>2022-03-31T16:43:49.272717002</dc:date>
    <meta:editing-duration>PT9S</meta:editing-duration>
    <meta:editing-cycles>1</meta:editing-cycles>
    <meta:document-statistic meta:table-count="0" meta:image-count="0" meta:object-count="0" meta:page-count="1" meta:paragraph-count="6" meta:word-count="74" meta:character-count="456" meta:non-whitespace-character-count="380"/>
    <meta:generator>LibreOffice/6.4.7.2$Linux_X86_64 LibreOffice_project/40$Build-2</meta:generator>
  </office:meta>
</office:document-meta>
</file>